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real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09:34:00</meta:creation-date>
    <dc:date>2013-03-21T09:34:26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21" meta:non-whitespace-character-count="17"/>
    <meta:generator>LibreOffice/3.5$Linux_x86 LibreOffice_project/350m1$Build-2</meta:generator>
  </office:meta>
</office:document-meta>
</file>